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082cm" fo:min-width="1.704cm" draw:shadow="visible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3.707cm"/>
    </style:style>
    <style:style style:name="gr8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414cm" fo:min-width="2.156cm" draw:shadow="visible" draw:shadow-offset-x="0.203cm" draw:shadow-offset-y="0.203cm"/>
    </style:style>
    <style:style style:name="gr12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9.357cm" svg:y="1.797cm">
          <text:p text:style-name="P1"><text:span text:style-name="T1">p</text:span><text:span text:style-name="T1">i</text:span><text:span text:style-name="T1">c</text:span><text:span text:style-name="T1">o</text:span><text:span text:style-name="T1">V</text:span><text:span text:style-name="T1">e</text:span><text:span text:style-name="T1">r</text:span><text:span text:style-name="T1">s</text:span><text:span text:style-name="T1">a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2.105cm" svg:y="1.2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1.339cm" svg:y1="1.797cm" svg:x2="2.105cm" svg:y2="2.562cm" draw:start-shape="id1" draw:start-glue-point="0" draw:end-shape="id2" draw:end-glue-point="3" svg:d="M11339 1797v-798h-10123v1563h889" svg:viewBox="0 0 10124 1564">
          <text:p/>
        </draw:connector>
        <draw:connector draw:style-name="gr4" draw:text-style-name="P1" draw:layer="layout" svg:x1="6.169cm" svg:y1="7.23cm" svg:x2="10.823cm" svg:y2="5.284cm" draw:start-shape="id3" draw:start-glue-point="0" draw:end-shape="id4" svg:d="M6169 7230v-973h4654v-973" svg:viewBox="0 0 4655 1947">
          <text:p/>
        </draw:connector>
        <draw:custom-shape draw:style-name="gr5" draw:text-style-name="P4" xml:id="id5" draw:id="id5" draw:layer="layout" svg:width="2.204cm" svg:height="1.332cm" svg:x="8.146cm" svg:y="7.238cm">
          <text:p text:style-name="P1"><text:span text:style-name="T1">Debug</text:span></text:p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04cm" svg:height="2.136cm" svg:x="5.067cm" svg:y="7.23cm">
          <text:p text:style-name="P1"><text:span text:style-name="T1">General</text:span></text:p>
          <text:p text:style-name="P1"><text:span text:style-name="T1">Purpose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14.207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1"><text:span text:style-name="T2">data b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823cm" svg:y1="4.903cm" svg:x2="11.339cm" svg:y2="3.321cm" draw:start-shape="id4" draw:start-glue-point="0" draw:end-shape="id1" draw:end-glue-point="2" svg:d="M10823 4903v-690h516v-892" svg:viewBox="0 0 517 1583">
          <text:p/>
        </draw:connector>
        <draw:connector draw:style-name="gr8" draw:text-style-name="P1" draw:layer="layout" svg:x1="9.357cm" svg:y1="2.559cm" svg:x2="4.899cm" svg:y2="2.562cm" draw:start-shape="id1" draw:start-glue-point="3" draw:end-shape="id2" draw:end-glue-point="1" svg:d="M9357 2559h-2127v3h-2331" svg:viewBox="0 0 4459 4">
          <text:p/>
        </draw:connector>
        <draw:connector draw:style-name="gr8" draw:text-style-name="P1" draw:layer="layout" svg:x1="9.248cm" svg:y1="7.238cm" svg:x2="10.823cm" svg:y2="5.284cm" draw:start-shape="id5" draw:start-glue-point="0" draw:end-shape="id4" svg:d="M9248 7238v-977h1575v-977" svg:viewBox="0 0 1576 1955">
          <text:p/>
        </draw:connector>
        <draw:frame draw:style-name="gr9" draw:text-style-name="P6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10" draw:text-style-name="P6" draw:layer="layout" svg:width="2.767cm" svg:height="0.806cm" svg:x="5.957cm" svg:y="2.569cm">
          <draw:text-box>
            <text:p><text:span text:style-name="T2">instruction</text:span></text:p>
          </draw:text-box>
        </draw:frame>
        <draw:connector draw:style-name="gr4" draw:text-style-name="P1" draw:layer="layout" draw:line-skew="0.516cm" svg:x1="4.328cm" svg:y1="5.283cm" svg:x2="3.502cm" svg:y2="3.854cm" draw:start-shape="id4" draw:start-glue-point="6" draw:end-shape="id2" draw:end-glue-point="2" svg:d="M4328 5283v1017h-826v-2446" svg:viewBox="0 0 827 2447">
          <text:p/>
        </draw:connector>
        <draw:custom-shape draw:style-name="gr11" draw:text-style-name="P4" xml:id="id6" draw:id="id6" draw:layer="layout" svg:width="2.656cm" svg:height="1.664cm" svg:x="14.581cm" svg:y="7.245cm">
          <text:p text:style-name="P1"><text:span text:style-name="T3">Push-Button</text:span></text:p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2.656cm" svg:height="1.664cm" svg:x="10.995cm" svg:y="7.228cm">
          <text:p text:style-name="P1"><text:span text:style-name="T3">Sequencer</text:span></text:p>
          <text:p text:style-name="P1"><text:span text:style-name="T3">Loop Controller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0.823cm" svg:y1="5.284cm" svg:x2="15.909cm" svg:y2="7.245cm" draw:start-shape="id4" draw:start-glue-point="2" draw:end-shape="id6" draw:end-glue-point="0" svg:d="M10823 5284v980h5086v981" svg:viewBox="0 0 5087 1962">
          <text:p/>
        </draw:connector>
        <draw:connector draw:style-name="gr12" draw:text-style-name="P7" draw:layer="layout" svg:x1="10.823cm" svg:y1="5.284cm" svg:x2="12.323cm" svg:y2="7.228cm" draw:start-shape="id4" draw:start-glue-point="2" draw:end-shape="id7" draw:end-glue-point="0" svg:d="M10823 5284v972h1500v972" svg:viewBox="0 0 1501 19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2-16T15:42:49.203016289</dc:date>
    <meta:editing-duration>PT4H18M12S</meta:editing-duration>
    <meta:editing-cycles>41</meta:editing-cycles>
    <meta:generator>LibreOffice/6.0.7.3$Linux_X86_64 LibreOffice_project/00m0$Build-3</meta:generator>
    <meta:document-statistic meta:object-count="17"/>
  </office:meta>
</office:document-meta>
</file>